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P1" style:family="paragraph" style:parent-style-name="Standard" style:list-style-name="">
      <style:paragraph-properties fo:text-align="justify" style:justify-single-word="false"/>
      <style:text-properties fo:color="#3333ff"/>
    </style:style>
    <style:style style:name="P2" style:family="paragraph" style:parent-style-name="Standard" style:list-style-name="">
      <style:text-properties fo:color="#3333ff"/>
    </style:style>
    <style:style style:name="P3" style:family="paragraph" style:parent-style-name="Standard" style:list-style-name="">
      <style:paragraph-properties fo:text-align="justify" style:justify-single-word="false"/>
    </style:style>
    <style:style style:name="P4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color="#004dbb" fo:font-size="11pt" style:font-size-asian="11pt" style:font-size-complex="11pt"/>
    </style:style>
    <style:style style:name="P5" style:family="paragraph" style:parent-style-name="Standard" style:list-style-name="">
      <style:paragraph-properties fo:margin-top="0cm" fo:margin-bottom="0.353cm" fo:line-height="115%"/>
      <style:text-properties fo:color="#004dbb" fo:font-size="11pt" fo:language="en" fo:country="US" style:font-size-asian="11pt"/>
    </style:style>
    <style:style style:name="P6" style:family="paragraph" style:parent-style-name="Standard" style:list-style-name="">
      <style:paragraph-properties fo:margin-top="0cm" fo:margin-bottom="0.353cm" fo:line-height="115%"/>
      <style:text-properties fo:color="#004dbb" fo:font-size="11pt" style:font-size-asian="11pt" style:font-size-complex="11pt"/>
    </style:style>
    <style:style style:name="P7" style:family="paragraph" style:parent-style-name="Standard" style:list-style-name="">
      <style:paragraph-properties fo:margin-top="0cm" fo:margin-bottom="0.353cm" fo:line-height="115%"/>
      <style:text-properties fo:color="#004dbb" style:font-name="Times New Roman" fo:font-size="11pt" fo:language="en" fo:country="US" style:font-name-asian="Times New Roman" style:font-size-asian="11pt" style:font-name-complex="Times New Roman"/>
    </style:style>
    <style:style style:name="P8" style:family="paragraph" style:parent-style-name="Standard" style:list-style-name="">
      <style:paragraph-properties fo:margin-top="0cm" fo:margin-bottom="0.353cm" fo:line-height="115%"/>
    </style:style>
    <style:style style:name="P9" style:family="paragraph" style:parent-style-name="Standard" style:list-style-name="">
      <style:paragraph-properties fo:margin-top="0cm" fo:margin-bottom="0.353cm" fo:line-height="115%" fo:text-align="justify" style:justify-single-word="false"/>
    </style:style>
    <style:style style:name="P10" style:family="paragraph" style:parent-style-name="Standard" style:list-style-name="">
      <style:paragraph-properties fo:margin-top="0cm" fo:margin-bottom="0.353cm" fo:line-height="115%"/>
      <style:text-properties fo:color="#0066ff" style:font-name="Times New Roman" fo:font-size="11pt" fo:language="en" fo:country="US" style:font-name-asian="Times New Roman" style:font-size-asian="11pt" style:font-name-complex="Times New Roman"/>
    </style:style>
    <style:style style:name="P11" style:family="paragraph" style:parent-style-name="Standard" style:list-style-name="">
      <style:paragraph-properties fo:margin-top="0cm" fo:margin-bottom="0.353cm" fo:line-height="115%"/>
      <style:text-properties fo:color="#ff0000" fo:font-size="11pt" style:font-size-asian="11pt" style:font-size-complex="11pt"/>
    </style:style>
    <style:style style:name="P12" style:family="paragraph" style:parent-style-name="Standard" style:list-style-name="">
      <style:paragraph-properties fo:margin-top="0cm" fo:margin-bottom="0.353cm" fo:line-height="115%"/>
      <style:text-properties style:font-name="Calibri" fo:font-size="11pt" style:font-name-asian="Calibri" style:font-size-asian="11pt" style:font-name-complex="Calibri"/>
    </style:style>
    <style:style style:name="P13" style:family="paragraph" style:parent-style-name="Standard" style:list-style-name="">
      <style:paragraph-properties fo:margin-top="0cm" fo:margin-bottom="0.353cm" fo:line-height="115%"/>
      <style:text-properties fo:font-size="11pt" style:font-size-asian="11pt"/>
    </style:style>
    <style:style style:name="P14" style:family="paragraph" style:parent-style-name="Standard" style:list-style-name="">
      <style:paragraph-properties fo:margin-top="0cm" fo:margin-bottom="0.353cm" fo:line-height="115%"/>
      <style:text-properties fo:font-size="11pt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style:font-name-asian="Calibri" style:font-name-complex="Calibri"/>
    </style:style>
    <style:style style:name="T5" style:family="text">
      <style:text-properties style:font-size-complex="11pt"/>
    </style:style>
    <style:style style:name="T6" style:family="text">
      <style:text-properties fo:color="#004d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je izmjene i komenteri označeni su sa ***</text:p>
      <text:p text:style-name="P5"><text:span text:style-name="T1">Tvrtka za najam automobila �ER dijagram detaljno i pregledno opisuje sve skupove �entiteta (njihove atribute) kao i skupove �veza me</text:span><text:span text:style-name="T1">đu njima. </text:span></text:p>
      <text:p text:style-name="P7">TU IDE DIAGRAM!!</text:p>
      <text:p text:style-name="P7">Klijent, koji može biti pravna ; pravna_osoba(id, naziv, identifikacijski broj/OiB, adresa, grad, poštanski broj/ZIP, država, kontakt podavi) i/ili fizička osoba, <text:s/>mora priložiti identifikacijsku ispravu i dati svoje osone podatke; klijent(id, ime, prezime, ID broj/OiB, kontakt podaci) odabire jednu od naših podružnica za najam automobila preko koje želi prvo rezervirati ; rezervacija(id, datum vrijeme rezervacije, datum i vrijeme početka najma, datum i vrijeme kraja najma) pa onda ako provede plaćanje transakcija(id, datum i vrijeme, iznos, broj dokumenta) sklopiti Ugovor o najmu vozila sa našim zaposlenikom; zanimanje(id, naziv radnog mjesta, opis radnog mjesta, odjel) ; <text:bookmark-start text:name="__DdeLink__119_212730182"/>zaposlenik(ime, prezime, ID broj/OiB, kontakt podaci)<text:bookmark-end text:name="__DdeLink__119_212730182"/> . Nakon odabira podružnice; podruznica(id, adresa, grad, poštanski broj /ZIP, država) odnosno lokacije za preuzimanje vozila i samog odabira vozila vozilo(id,marka, tip, VIN, godina proizvodje, pogonski agregat), ispunjava formalnosti oko Ugovora o najmu sa našim zaposlenikom zaposlenima na radnom mjestu u podružnici s napomenom da je obavezno dodatno osiguranje vozila i/ putnika ; osiguranje(id, iznos, vrijedi od datum i vrijeme, do datum i vrijeme, naziv paketa). Klijent na osnovu vjernosti može ostvariti popuste ; popust(id, iznos popusta, datum i vrijeme, povrda korištenja) a naš zaposlenik na osnovi kvote može ostvariti nagrade nagrada:_zaposlenik(id, naziv nagrade, datum i vrijeme, iznos). Postoji mogućnost od izvanrednog događaja u vidu oštećnja, nesreće, krađe ili slično. Potrebno je napraviti i veze prema vozilima za tekuće održavanje sa popisom radova i planom održavanja. Određeno vozilo može na sebi imati reklamu pa klijent dobija popust na osnovu toga promocija(id, naziv, iznos,..)</text:p>
      <text:p text:style-name="P7">pravna_osoba(id, naziv, identifikacijski broj/OiB, adresa, grad, poštanski broj/ZIP, država, kontakt podavi)</text:p>
      <text:p text:style-name="P7">klijent(id, ime, prezime, ID broj/OiB, kontakt podaci)</text:p>
      <text:p text:style-name="P7">rezervacija(id, datum vrijeme rezervacije, datum i vrijeme početka najma, datum i vrijeme kraja najma)</text:p>
      <text:p text:style-name="P7">osiguranje(id, iznos, vrijedi od datum i vrijeme, do datum i vrijeme, naziv paketa)</text:p>
      <text:p text:style-name="P7">zaposlenik(id, naziv nagrade, datum i vrijeme, iznos)</text:p>
      <text:p text:style-name="P7">zaposlenik(ime, prezime, ID broj/OiB, kontakt podaci)</text:p>
      <text:p text:style-name="P7">vozilo(id,marka, tip, VIN, godina proizvodje, pogonski agregat)</text:p>
      <text:p text:style-name="P7">popust(id, iznos popusta, datum i vrijeme, povrda korištenja) </text:p>
      <text:p text:style-name="P7">zanimanje(id, naziv radnog mjesta, opis radnog mjesta, odjel)</text:p>
      <text:p text:style-name="P8"/>
      <text:p text:style-name="P8"><text:soft-page-break/></text:p>
      <text:p text:style-name="P10">PODRUZNICA se nalazi u LOKACIJA (jedna lokacija mo枡 imati vi啼 podruznica , a jedna podruznica mo�biti na jednoj lokaciji) kardinalnost many-to-one; (N:1) iz perspektive tablice <text:span text:style-name="T3">PODRUZNICA </text:span>prema tablici <text:span text:style-name="T3">LOKACIJA.</text:span></text:p>
      <text:p text:style-name="P10">REZERVACIJA se nalazi u KLJENT (jedan klijent mo枡 imati vi啼 rezervacija, a jedna rezervacija mo枡 pripasti jednom klijentu) kardinalnost many-to-one; (N:1) iz perspektive tablice REZERVACIJA<text:span text:style-name="T3"> </text:span>prema tablici KLIJENT<text:span text:style-name="T3">.</text:span></text:p>
      <text:p text:style-name="P8"/>
      <text:p text:style-name="P1">1.Tablica vozilo;</text:p>
      <text:p text:style-name="P1">Tablica vozilo služi za pohranu informacija o vozilima koja se iznajmljuju. Sadrži atribute: id_vozilo, godina_proizvodnje, registracijska_tablica, tip_punjenja i id_osiguranje. Atribut id_vozilo je primarni ključ tablice i tipa INTEGER. Godina_proizvodnje je tipa CHAR i označava godinu proizvodnje vozila. Registracijska_tablica je tipa VARCHAR i služi za pohranu registracijske tablice vozila. Tip_punjenja je također tipa VARCHAR i označava način punjenja goriva (npr. benzin, dizel, električni). Id_osiguranje je strani ključ koji se referencira na atribut id_osiguranje u tablici osiguranje, što omogućuje povezivanje informacija o osiguranju vozila s podacima u tablici vozilo.</text:p>
      <text:p text:style-name="P1">CREATE TABLE vozilo ( </text:p>
      <text:p text:style-name="P1"><text:s text:c="4"/>id_vozilo INT NOT NULL,</text:p>
      <text:p text:style-name="P1"><text:s text:c="4"/>godina_proizvodnje CHAR(4), </text:p>
      <text:p text:style-name="P1"><text:s text:c="4"/>registracijska_tablica VARCHAR(15), </text:p>
      <text:p text:style-name="P1"><text:s text:c="4"/>tip_punjenja VARCHAR(10),</text:p>
      <text:p text:style-name="P1"><text:s text:c="4"/>id_osiguranje INT,</text:p>
      <text:p text:style-name="P1"><text:s text:c="4"/>PRIMARY KEY (id_vozilo),</text:p>
      <text:p text:style-name="P1"><text:s text:c="4"/>FOREIGN KEY (id_osiguranje) REFERENCES osiguranje (id_osiguranje)</text:p>
      <text:p text:style-name="P1">);</text:p>
      <text:p text:style-name="P3"/>
      <text:p text:style-name="P1"><text:s/>2.Tablica najam vozila</text:p>
      <text:p text:style-name="P1">Tablica najam_vozila služi za praćenje najma vozila. Sadrži atribute: id_najam_vozila, id_transakcija, id_vozilo, id_klijent, id_zaposlenik, datum_pocetka, datum_zavrsetka, pocetna_kilometraza, zavrsna_kilometraza i status. Atribut id_najam_vozila je primarni ključ tablice i tipa BIGINT. Id_transakcija je tipa BIGINT i označava transakciju koja je povezana s najmom vozila. Id_vozilo i id_klijent su tipa INT i označavaju vozilo i klijenta povezane s najmom. Id_zaposlenik je također tipa INT i označava zaposlenika koji je odgovoran za najam vozila. Datum_pocetka i datum_zavrsetka su tipa DATE i označavaju datum početka i završetka najma. Pocetna_kilometraza i zavrsna_kilometraza su tipa NUMERIC i označavaju početnu i završnu kilometražu vozila tijekom najma. Status je tipa VARCHAR i označava trenutni status najma vozila. Svaki strani ključ u tablici najam vozila referencira odgovarajući atribut u svojoj tablici: id_transakcija na transakcija, id_vozilo na vozilo, id_klijent na klijent, i id_zaposlenik na zaposlenik.</text:p>
      <text:p text:style-name="P3"/>
      <text:p text:style-name="P1"><text:soft-page-break/>CREATE TABLE najam_vozila (</text:p>
      <text:p text:style-name="P1"><text:s text:c="4"/>id_najam_vozila BIGINT NOT NULL, </text:p>
      <text:p text:style-name="P1"><text:s text:c="4"/>id_transakcija BIGINT, </text:p>
      <text:p text:style-name="P1"><text:s text:c="4"/>id_vozilo INT, </text:p>
      <text:p text:style-name="P1"><text:s text:c="4"/>id_klijent INT, </text:p>
      <text:p text:style-name="P1"><text:s text:c="4"/>id_zaposlenik INT, </text:p>
      <text:p text:style-name="P1"><text:s text:c="4"/>datum_pocetka DATE, </text:p>
      <text:p text:style-name="P1"><text:s text:c="4"/>datum_zavrsetka DATE, </text:p>
      <text:p text:style-name="P1"><text:s text:c="4"/>pocetna_kilometraza NUMERIC(10, 2), </text:p>
      <text:p text:style-name="P1"><text:s text:c="4"/>zavrsna_kilometraza NUMERIC(10, 2), </text:p>
      <text:p text:style-name="P1"><text:s text:c="4"/>status VARCHAR(15),</text:p>
      <text:p text:style-name="P1"><text:s text:c="4"/>PRIMARY KEY (id_najam_vozila),</text:p>
      <text:p text:style-name="P1"><text:s text:c="4"/>FOREIGN KEY (id_transakcija) REFERENCES transakcija (id_transakcija),</text:p>
      <text:p text:style-name="P1"><text:s text:c="4"/>FOREIGN KEY (id_vozilo) REFERENCES vozilo (id_vozilo),</text:p>
      <text:p text:style-name="P1"><text:s text:c="4"/>FOREIGN KEY (id_klijent) REFERENCES klijent (id_klijent),</text:p>
      <text:p text:style-name="P1"><text:s text:c="4"/>FOREIGN KEY (id_zaposlenik) REFERENCES zaposlenik (id_zaposlenik)</text:p>
      <text:p text:style-name="P1">);</text:p>
      <text:p text:style-name="P3"/>
      <text:p text:style-name="P3"/>
      <text:p text:style-name="P1">3.Tablica kontakt:</text:p>
      <text:p text:style-name="P1">Tablica kontakt služi za pohranu kontaktnih informacija. Sadrži atribute: id_kontakt, email, broj_mobitela i broj_telefona. Atribut id_kontakt je primarni ključ tablice i tipa INTEGER. Email, broj_mobitela i broj_telefona su tipa VARCHAR i služe za pohranu informacija o kontaktu poput e-mail adrese, broja mobitela i broja telefona.</text:p>
      <text:p text:style-name="P1">CREATE TABLE kontakt (</text:p>
      <text:p text:style-name="P1"><text:s text:c="4"/>id_kontakt INT NOT NULL,</text:p>
      <text:p text:style-name="P1"><text:s text:c="4"/>email VARCHAR(320),</text:p>
      <text:p text:style-name="P1"><text:s text:c="4"/>broj_mobitela VARCHAR(20),</text:p>
      <text:p text:style-name="P1"><text:s text:c="4"/>broj_telefona VARCHAR(20),</text:p>
      <text:p text:style-name="P1"><text:s text:c="4"/>PRIMARY KEY (id_kontakt)</text:p>
      <text:p text:style-name="P1">);</text:p>
      <text:p text:style-name="P3"/>
      <text:p text:style-name="P1">4.Tablica zaposlenik:</text:p>
      <text:p text:style-name="P1">Tablica zaposlenik služi za pohranu informacija o zaposlenicima. Sadrži atribute: id_zaposlenik, id_nadredeni_zaposlenik, ime, prezime, identifikacijski_broj, id_zanimanje, id_kontakt i id_lokacija_radnog_mjesta. Atribut id_zaposlenik je primarni ključ tablice i tipa INTEGER. Id_nadredeni_zaposlenik je tipa INTEGER i označava nadređenog zaposlenika. Ime i prezime su tipa VARCHAR i služe za pohranu imena i prezimena zaposlenika. Identifikacijski_broj je također tipa VARCHAR i označava identifikacijski broj zaposlenika. Id_zanimanje je tipa SMALLINT i označava zanimanje zaposlenika. Id_kontakt i id_lokacija_radnog_mjesta su tipa INTEGER i označavaju kontakt informacije i lokaciju radnog mjesta zaposlenika.</text:p>
      <text:p text:style-name="P2">Dio koji definira prvi strani ključ u tablici id_kontakt, referencira se na atribut id_kontakt u tablici kontakt, što omogućuje povezivanje informacija o kontaktu zaposlenika s <text:soft-page-break/>podacima u tablici zaposlenik. Drugi strani ključ, id_lokacija_radnog_mjesta, referencira se na atribut id_lokacija_radnog_mjesta u tablici lokacija_radnog_mjesta, što omogućuje povezivanje informacija o lokaciji radnog mjesta zaposlenika s podacima u tablici zaposlenik. I treći strani ključ, id_zanimanje, referencira atribut id_zanimanje u tablici zanimanje, omogućujući povezivanje informacija o zanimanju zaposlenika s podacima u tablici zaposlenik.</text:p>
      <text:p text:style-name="P3"/>
      <text:p text:style-name="P1">CREATE TABLE zaposlenik (</text:p>
      <text:p text:style-name="P1"><text:s text:c="4"/>id_zaposlenik INT NOT NULL,</text:p>
      <text:p text:style-name="P1"><text:s text:c="4"/>id_nadredeni_zaposlenik INT,</text:p>
      <text:p text:style-name="P1"><text:s text:c="4"/>ime VARCHAR(30),</text:p>
      <text:p text:style-name="P1"><text:s text:c="4"/>prezime VARCHAR(30),</text:p>
      <text:p text:style-name="P1"><text:s text:c="4"/>identifikacijski_broj VARCHAR(15),</text:p>
      <text:p text:style-name="P1"><text:s text:c="4"/>id_zanimanje SMALLINT,</text:p>
      <text:p text:style-name="P1"><text:s text:c="4"/>id_kontakt INT,</text:p>
      <text:p text:style-name="P1"><text:s text:c="4"/>id_lokacija_radnog_mjesta INT,</text:p>
      <text:p text:style-name="P1"><text:s text:c="4"/>PRIMARY KEY (id_zaposlenik),</text:p>
      <text:p text:style-name="P1"><text:s text:c="4"/>FOREIGN KEY (id_kontakt) REFERENCES kontakt (id_kontakt),</text:p>
      <text:p text:style-name="P1"><text:s text:c="4"/>FOREIGN KEY (id_lokacija_radnog_mjesta) REFERENCES lokacija_radnog_mjesta (id_lokacija_radnog_mjesta),</text:p>
      <text:p text:style-name="P1"><text:s text:c="4"/>FOREIGN KEY (id_zanimanje) REFERENCES zanimanje (id_zanimanje)</text:p>
      <text:p text:style-name="P1">);</text:p>
      <text:p text:style-name="P3"/>
      <text:p text:style-name="P3"/>
      <text:p text:style-name="P1">5.Tablica klijent:</text:p>
      <text:p text:style-name="P1">Tablica klijent služi za pohranu informacija o klijentima. Sadrži atribute: id_klijent, ime_osoba, prezime_osoba, identifikacijski_broj, id_kontakt i id_pravna_osoba. Atribut id_klijent je primarni ključ tablice i tipa INTEGER. Ime_osoba, prezime_osoba i identifikacijski_broj su tipa VARCHAR i služe za pohranu imena, prezimena i identifikacijskog broja klijenta. Id_kontakt i id_pravna_osoba su tipa INTEGER i označavaju kontakt informacije i pravnu osobu klijenta. Zadnji dio definira strani ključ id_kontakt u tablici zaposlenik, koji referencira atribut id_kontakt u tablici kontakt. To omogućuje povezivanje informacija o kontaktu zaposlenika s podacima u tablici zaposlenik.</text:p>
      <text:p text:style-name="P1">CREATE TABLE klijent (</text:p>
      <text:p text:style-name="P1"><text:s text:c="4"/>id_klijent INT NOT NULL,</text:p>
      <text:p text:style-name="P1"><text:s text:c="4"/>ime_osoba VARCHAR(30),</text:p>
      <text:p text:style-name="P1"><text:s text:c="4"/>prezime_osoba VARCHAR(30),</text:p>
      <text:p text:style-name="P1"><text:s text:c="4"/>identifikacijski_broj VARCHAR(15),</text:p>
      <text:p text:style-name="P1"><text:s text:c="4"/>id_kontakt INT,</text:p>
      <text:p text:style-name="P1"><text:s text:c="4"/>id_pravna_osoba INT,</text:p>
      <text:p text:style-name="P1"><text:s text:c="4"/>PRIMARY KEY (id_klijent),</text:p>
      <text:p text:style-name="P1"><text:s text:c="4"/>FOREIGN KEY (id_kontakt) REFERENCES kontakt (id_kontakt)</text:p>
      <text:p text:style-name="P1">);</text:p>
      <text:p text:style-name="P3"><text:soft-page-break/></text:p>
      <text:p text:style-name="P3"/>
      <text:p text:style-name="P1">6.Tablica transakcija:</text:p>
      <text:p text:style-name="P1">Tablica transakcija služi za pohranu informacija o transakcijama. Sadrži atribute: id_transakcija, datum, iznos, broj_racuna i duguje. Atribut id_transakcija je primarni ključ tablice i tipa BIGINT. Datum je tipa DATE i označava datum transakcije. Iznos i duguje su tipa NUMERIC i označavaju iznos transakcije i dugovanje. Broj_racuna je tipa VARCHAR i označava broj računa.</text:p>
      <text:p text:style-name="P1">CREATE TABLE transakcija (</text:p>
      <text:p text:style-name="P1"><text:s text:c="4"/>id_transakcija BIGINT NOT NULL,</text:p>
      <text:p text:style-name="P1"><text:s text:c="4"/>datum DATE,</text:p>
      <text:p text:style-name="P1"><text:s text:c="4"/>iznos NUMERIC(12,2),</text:p>
      <text:p text:style-name="P1"><text:s text:c="4"/>broj_racuna VARCHAR(7),</text:p>
      <text:p text:style-name="P1"><text:s text:c="4"/>duguje NUMERIC(12,2),</text:p>
      <text:p text:style-name="P1"><text:s text:c="4"/>PRIMARY KEY (id_transakcija)</text:p>
      <text:p text:style-name="P1">);</text:p>
      <text:p text:style-name="P3"/>
      <text:p text:style-name="P3"><text:bookmark text:name="Bookmark1"/><text:bookmark text:name="Bookmark"/></text:p>
      <text:p text:style-name="P3"/>
      <text:p text:style-name="P9"><text:bookmark text:name="Bookmark3"/><text:bookmark text:name="Bookmark2"/></text:p>
      <text:p text:style-name="P6">***podruznica (</text:p>
      <text:p text:style-name="P6">id_podruznica <text:s/>BIGINT NOT NULL,</text:p>
      <text:p text:style-name="P6">drzava VARCHAR (100),</text:p>
      <text:p text:style-name="P6">grad VARCHAR (100),</text:p>
      <text:p text:style-name="P6">adresa VARCHAR (100),</text:p>
      <text:p text:style-name="P6">...,</text:p>
      <text:p text:style-name="P6">PRIMARY KEY (id_podruznica),</text:p>
      <text:p text:style-name="P11">FOREIGN KEY (id_vozilo) REFERENCES vozilo (id_vozilo),</text:p>
      <text:p text:style-name="P11">FOREIGN KEY (id_klijent) REFERENCES klijent (id_klijent)</text:p>
      <text:p text:style-name="P6">)</text:p>
      <text:p text:style-name="P8"/>
      <text:p text:style-name="P12">klijent (</text:p>
      <text:p text:style-name="P12">id_klijent INT NOT NULL,</text:p>
      <text:p text:style-name="P12"><text:soft-page-break/>ime_osoba VARCHAR (30),</text:p>
      <text:p text:style-name="P12">prezime_osoba VARCHAR (30),</text:p>
      <text:p text:style-name="P12">identifikacijski_broj VARCHAR (15),</text:p>
      <text:p text:style-name="P12">id_kontakt INT,</text:p>
      <text:p text:style-name="P13"><text:span text:style-name="T4">id_pravna_osoba INT, --- id_pravna_osoba u sebi opet ima id_kontakt, onda imamo dva ista/razli</text:span><text:span text:style-name="T5">čita podatka?</text:span></text:p>
      <text:p text:style-name="P14">PRIMARY KEY (id_klijent),</text:p>
      <text:p text:style-name="P14">FOREIGN KEY (id_kontakt) REFERENCES kontakt (id_kontakt)</text:p>
      <text:p text:style-name="P14">)</text:p>
      <text:p text:style-name="P8"/>
      <text:p text:style-name="P14">zaposlenik (</text:p>
      <text:p text:style-name="P14">id_zaposlenik INT NOT NULL,</text:p>
      <text:p text:style-name="P14">id_nadredeni_zaposlenik INT,</text:p>
      <text:p text:style-name="P14">ime VARCHAR (30),</text:p>
      <text:p text:style-name="P14">prezime VARCHAR (30),</text:p>
      <text:p text:style-name="P14">identifikacijski_broj VARCHAR (15),</text:p>
      <text:p text:style-name="P14">id_zanimanje SMALLINT,</text:p>
      <text:p text:style-name="P14">id_kontakt INT,</text:p>
      <text:p text:style-name="P14">id_lokacija_radnog_mjesta INT,</text:p>
      <text:p text:style-name="P14">PRIMARY KEY (id_zaposlenik),</text:p>
      <text:p text:style-name="P14">FOREIGN KEY (id_kontakt) REFERENCES kontakt (id_kontakt),</text:p>
      <text:p text:style-name="P14">FOREIGN KEY (id_lokacija_radnog_mjesta) REFERENCES lokacija_radnog_mjesta (id_lokacija_radnog_mjesta),</text:p>
      <text:p text:style-name="P14">FOREIGN KEY (id_zanimanje) REFERENCES zanimanje (id_zanimanje)</text:p>
      <text:p text:style-name="P14">)</text:p>
      <text:p text:style-name="P8"/>
      <text:p text:style-name="P14"><text:soft-page-break/>--- lokacija **kojeg** radnog mjesta? možda bi ovdje trebao pisati neki "naziv" radnog mjesta? ili povezat sa "zanimanjem" (ako to ima smisla)....ako je to tablica samo za lokaciju (neovisno o radnom mjestu), onda preimenovat u lokacija (ili tako nešto)</text:p>
      <text:p text:style-name="P14">*** <text:span text:style-name="T6">grad i lokacija radnog mjesta postaju lokacija podruznice</text:span></text:p>
      <text:p text:style-name="P14">***<text:span text:style-name="T6">lokacija_podruznice (</text:span></text:p>
      <text:p text:style-name="P6">id_lokacija_podruznice INT NOT NULL, </text:p>
      <text:p text:style-name="P8"/>
      <text:p text:style-name="P6">***grad i lokacija radnog mjesta su spojene u jednu tablicu pod nazivom lokacija</text:p>
      <text:p text:style-name="P14">lokacija_radnog_mjesta (</text:p>
      <text:p text:style-name="P14">id_lokacija_radnog_mjesta INT NOT NULL, </text:p>
      <text:p text:style-name="P14">id_grad INT,</text:p>
      <text:p text:style-name="P14">adresa VARCHAR (100),</text:p>
      <text:p text:style-name="P14">PRIMARY KEY (id_lokacija_radnog_mjesta)</text:p>
      <text:p text:style-name="P14">)</text:p>
      <text:p text:style-name="P8"/>
      <text:p text:style-name="P14">zanimanje (</text:p>
      <text:p text:style-name="P14">id_zanimanje SMALLINT NOT NULL,</text:p>
      <text:p text:style-name="P14">opis_zanimanja VARCHAR (1000),</text:p>
      <text:p text:style-name="P14">odjel VARCHAR (50),</text:p>
      <text:p text:style-name="P14">PRIMARY KEY (id_zanimanje),</text:p>
      <text:p text:style-name="P14">)</text:p>
      <text:p text:style-name="P8"/>
      <text:p text:style-name="P14">--- nisam siguran da je ovo najbolje rješenje, to znači da isti kontakt može dijeliti više zaposlenika, klijenata i pravna_osoba. Što se dešava ako klijent XY želi promijeniti broj_telefona? onda se mijenja svima koji imaju isti kontakt....ako je to željeno ponašanje, onda sve ok, ako nije onda kontakt ne može postojati na ovaj način</text:p>
      <text:p text:style-name="P14">kontakt (</text:p>
      <text:p text:style-name="P14"><text:soft-page-break/>id_kontakt INT NOT NULL,</text:p>
      <text:p text:style-name="P14">email VARCHAR (320),</text:p>
      <text:p text:style-name="P14">broj_mobitela VARCHAR (20),</text:p>
      <text:p text:style-name="P14">broj_telefona VARCHAR (20),</text:p>
      <text:p text:style-name="P14">PRIMARY KEY (id_kontakt)</text:p>
      <text:p text:style-name="P14">)</text:p>
      <text:p text:style-name="P8"/>
      <text:p text:style-name="P8"/>
      <text:p text:style-name="P14">prihod (</text:p>
      <text:p text:style-name="P14">id_prihod INT NOT NULL,</text:p>
      <text:p text:style-name="P14">id_zaposlenik INT,</text:p>
      <text:p text:style-name="P14">tip_prihoda VARCHAR (25),</text:p>
      <text:p text:style-name="P14">id_transakcija INT,</text:p>
      <text:p text:style-name="P14">PRIMARY KEY (id_prihod),</text:p>
      <text:p text:style-name="P14">FOREIGN KEY (id_zaposlenik) REFERENCES zaposlenik (id_zaposlenik),</text:p>
      <text:p text:style-name="P14">FOREIGN KEY (id_transakcija) REFERENCES transakcija (id_transakcija)</text:p>
      <text:p text:style-name="P14">)</text:p>
      <text:p text:style-name="P8"/>
      <text:p text:style-name="P14">promocija (</text:p>
      <text:p text:style-name="P14">id_promocija MEDIUMINT NOT NULL,</text:p>
      <text:p text:style-name="P14">id_zaposlenik INT,</text:p>
      <text:p text:style-name="P14">datum DATE,</text:p>
      <text:p text:style-name="P14">prijasnje_zanimanje_id SMALLINT, --- ako su PK-ovi INT onda i FK-ovi neka budu INT....zapravo svi id-evi uvijek neka budu barem INT (pohrana je jeftina današnje vrijeme, ne trebamo previše optimizirat prostor na disku)</text:p>
      <text:p text:style-name="P14">novo_zanimanje_id SMALLINT,</text:p>
      <text:p text:style-name="P14"><text:soft-page-break/>opis VARCHAR (500),</text:p>
      <text:p text:style-name="P14">PRIMARY KEY (id_promocija),</text:p>
      <text:p text:style-name="P14">FOREIGN KEY (prijasnje_zanimanje_id) REFERENCES zanimanje (zanimanje_id),</text:p>
      <text:p text:style-name="P14">FOREIGN KEY (novo_zanimanje_id) REFERENCES zanimanje (zanimanje_id)</text:p>
      <text:p text:style-name="P14">)</text:p>
      <text:p text:style-name="P8"/>
      <text:p text:style-name="P14">--- kakva nagrada, možda novčana?</text:p>
      <text:p text:style-name="P14">nagrada_zaposlenik (</text:p>
      <text:p text:style-name="P14">id_nagrada INT NOT NULL,</text:p>
      <text:p text:style-name="P14">id_zaposlenik INT,</text:p>
      <text:p text:style-name="P14">datum DATE,</text:p>
      <text:p text:style-name="P14">opis VARCHAR (500),</text:p>
      <text:p text:style-name="P14">PRIMARY KEY (id_nagrada),</text:p>
      <text:p text:style-name="P14">FOREIGN KEY (id_zaposlenik) REFERENCES zaposlenik (id_zaposlenik)</text:p>
      <text:p text:style-name="P14">)</text:p>
      <text:p text:style-name="P8"/>
      <text:p text:style-name="P14">--- koliko popusta točno ima?</text:p>
      <text:p text:style-name="P14">popust_klijent (</text:p>
      <text:p text:style-name="P14">id_popust_klijent INT NOT NULL,</text:p>
      <text:p text:style-name="P14">id_klijent INT,</text:p>
      <text:p text:style-name="P14">datum_primitka DATE,</text:p>
      <text:p text:style-name="P14">datum_koristenja DATE,</text:p>
      <text:p text:style-name="P14">status VARCHAR (10),</text:p>
      <text:p text:style-name="P14">razlog VARCHAR (40),</text:p>
      <text:p text:style-name="P14">PRIMARY KEY (id_popust_klijent),</text:p>
      <text:p text:style-name="P14"><text:soft-page-break/>FOREIGN KEY (id_klijent) REFERENCES klijent (id_klijent)</text:p>
      <text:p text:style-name="P14">)</text:p>
      <text:p text:style-name="P8"/>
      <text:p text:style-name="P14">poslovni_trosak (</text:p>
      <text:p text:style-name="P14">id_poslovni_trosak BIGINT NOT NULL,</text:p>
      <text:p text:style-name="P14">id_klijent_primatelj INT,</text:p>
      <text:p text:style-name="P14">id_transakcija BIGINT,</text:p>
      <text:p text:style-name="P14">svrha VARCHAR (40),</text:p>
      <text:p text:style-name="P14">opis VARCHAR (500),</text:p>
      <text:p text:style-name="P14">PRIMARY KEY (id_poslovni_trosak),</text:p>
      <text:p text:style-name="P14">FOREIGN KEY (id_klijent_primatelj) REFERENCES <text:s/>klijent (id_klijent),</text:p>
      <text:p text:style-name="P14">FOREIGN KEY (id_transakcija) REFERENCES transakcija (id_transakcija)</text:p>
      <text:p text:style-name="P14">)</text:p>
      <text:p text:style-name="P8"/>
      <text:p text:style-name="P8"/>
      <text:p text:style-name="P14">transakcija (</text:p>
      <text:p text:style-name="P14">id_transakcija BIGINT NOT NULL,</text:p>
      <text:p text:style-name="P14">datum DATE,</text:p>
      <text:p text:style-name="P14">iznos NUMERIC (12,2),</text:p>
      <text:p text:style-name="P14">broj_racuna VARCHAR (7),</text:p>
      <text:p text:style-name="P14">duguje NUMERIC (12,2),</text:p>
      <text:p text:style-name="P14">PRIMARY KEY (id_transakcija)</text:p>
      <text:p text:style-name="P14">)</text:p>
      <text:p text:style-name="P8"/>
      <text:p text:style-name="P8"/>
      <text:p text:style-name="P14"><text:soft-page-break/>gotovinsko_placanje (</text:p>
      <text:p text:style-name="P14">id_gotovinsko_placanje BIGINT NOT NULL,</text:p>
      <text:p text:style-name="P14">id_transakcija BIGINT,</text:p>
      <text:p text:style-name="P14">PRIMARY KEY (id_gotovinsko_placanje),</text:p>
      <text:p text:style-name="P14">FOREIGN KEY (id_transakcija) REFERENCES transakcija (id_transakcija)</text:p>
      <text:p text:style-name="P14">)</text:p>
      <text:p text:style-name="P8"/>
      <text:p text:style-name="P14">karticno_placanje (</text:p>
      <text:p text:style-name="P14">id_karticno_placanje BIGINT NOT NULL,</text:p>
      <text:p text:style-name="P14">tip_kartice VARCHAR (20),</text:p>
      <text:p text:style-name="P14">id_pravna_osoba_banka INT,</text:p>
      <text:p text:style-name="P14">id_transakcija BIGINT,</text:p>
      <text:p text:style-name="P14">PRIMARY KEY (id_karticno_placanje),</text:p>
      <text:p text:style-name="P14">FOREIGN KEY (id_pravna_osoba_banka) REFERENCES pravna_osoba (id_pravna_osoba),</text:p>
      <text:p text:style-name="P14">FOREIGN KEY (id_transakcija) REFERENCES transakcija (id_transakcija)</text:p>
      <text:p text:style-name="P14">)</text:p>
      <text:p text:style-name="P8"/>
      <text:p text:style-name="P14">kriptovalutno_placanje (</text:p>
      <text:p text:style-name="P14">id_kriptovalutno_placanje BIGINT NOT NULL,</text:p>
      <text:p text:style-name="P14">kriptovaluta VARCHAR (50),</text:p>
      <text:p text:style-name="P14">broj_kripto_novcanika VARCHAR (60),</text:p>
      <text:p text:style-name="P14">id_transakcija BIGINT,</text:p>
      <text:p text:style-name="P14">PRIMARY KEY (id_kriptovalutno_placanje),</text:p>
      <text:p text:style-name="P14">FOREIGN KEY (id_transakcija) REFERENCES transakcija (id_transakcija)</text:p>
      <text:p text:style-name="P14">)</text:p>
      <text:p text:style-name="P8"><text:soft-page-break/></text:p>
      <text:p text:style-name="P8"/>
      <text:p text:style-name="P14">pravna_osoba (</text:p>
      <text:p text:style-name="P14">id_pravna_osoba INT NOT NULL,</text:p>
      <text:p text:style-name="P14">ime VARCHAR (100),</text:p>
      <text:p text:style-name="P14">identifikacijski_broj VARCHAR (25),</text:p>
      <text:p text:style-name="P14">id_kontakt INT,</text:p>
      <text:p text:style-name="P14">id_grad_sjediste INT,</text:p>
      <text:p text:style-name="P14">PRIMARY KEY (id_pravna_osoba),</text:p>
      <text:p text:style-name="P14">FOREIGN KEY (id_kontakt) REFERENCES kontakt (id_kontakt),</text:p>
      <text:p text:style-name="P14">FOREIGN KEY (id_grad_sjediste) REFERENCES grad (id_grad)</text:p>
      <text:p text:style-name="P14">)</text:p>
      <text:p text:style-name="P14">***grad i lokacija radnog mjesta su spojene u jednu tablicu pod nazivom lokacija</text:p>
      <text:p text:style-name="P14">grad (</text:p>
      <text:p text:style-name="P14">id_grad INT NOT NULL,</text:p>
      <text:p text:style-name="P14">ime_grada VARCHAR (100),</text:p>
      <text:p text:style-name="P14">zip_kod VARCHAR (10),</text:p>
      <text:p text:style-name="P14">drzava VARCHAR (50),</text:p>
      <text:p text:style-name="P14">PRIMARY KEY (id_grad)</text:p>
      <text:p text:style-name="P14">)</text:p>
      <text:p text:style-name="P8"/>
      <text:p text:style-name="P8"/>
      <text:p text:style-name="P14">najam_vozila (</text:p>
      <text:p text:style-name="P14">id_najam_vozila BIGINT NOT NULL,</text:p>
      <text:p text:style-name="P14">id_transakcija BIGINT,</text:p>
      <text:p text:style-name="P14"><text:soft-page-break/>id_vozilo INT,</text:p>
      <text:p text:style-name="P14">id_klijent INT,</text:p>
      <text:p text:style-name="P14">id_zaposlenik INT,</text:p>
      <text:p text:style-name="P14">datum_pocetka DATE,</text:p>
      <text:p text:style-name="P14">datum_zavrsetka DATE,</text:p>
      <text:p text:style-name="P14">pocetna_kilometraza NUMERIC (10, 2),</text:p>
      <text:p text:style-name="P14">zavrsna_kilometraza NUMERIC (10, 2),</text:p>
      <text:p text:style-name="P14">status VARCHAR (15),</text:p>
      <text:p text:style-name="P14">PRIMARY KEY (id_najam_vozila),</text:p>
      <text:p text:style-name="P14">FOREIGN KEY (id_transakcija) REFERENCES transakcija (id_transakcija),</text:p>
      <text:p text:style-name="P14">FOREIGN KEY (id_vozilo) REFERENCES vozilo (id_vozilo),</text:p>
      <text:p text:style-name="P14">FOREIGN KEY (id_klijent) REFERENCES klijent (id_klijent),</text:p>
      <text:p text:style-name="P14">FOREIGN KEY (id_zaposlenik) REFERENCES zaposlenik (id_zaposlenik)</text:p>
      <text:p text:style-name="P14">)</text:p>
      <text:p text:style-name="P8"/>
      <text:p text:style-name="P14">vozilo (</text:p>
      <text:p text:style-name="P14">id_vozilo INT NOT NULL,</text:p>
      <text:p text:style-name="P14">godina_proizvodnje CHAR(4),</text:p>
      <text:p text:style-name="P14">registracijska_tablica VARCHAR (15),</text:p>
      <text:p text:style-name="P14">tip_punjenja VARCHAR (10),</text:p>
      <text:p text:style-name="P14">PRIMARY KEY (id_vozilo),</text:p>
      <text:p text:style-name="P14">FOREIGN KEY (id_osiguranje) REFERENCES osiguranje (id_osiguranje),</text:p>
      <text:p text:style-name="P14">)</text:p>
      <text:p text:style-name="P8"/>
      <text:p text:style-name="P14">automobil (</text:p>
      <text:p text:style-name="P14"><text:soft-page-break/>id_automobil INT NOT NULL,</text:p>
      <text:p text:style-name="P14">id_slike_automobila INT,</text:p>
      <text:p text:style-name="P14">id_serija_auto_kamion SMALLINT,</text:p>
      <text:p text:style-name="P14">id_vozilo INT,</text:p>
      <text:p text:style-name="P14">duljina NUMERIC (3, 2),</text:p>
      <text:p text:style-name="P14">PRIMARY KEY (id_automobil),</text:p>
      <text:p text:style-name="P14">FOREIGN KEY (id_slike_automobila) REFERENCES slike_automobila (id_slike_automobila),</text:p>
      <text:p text:style-name="P14">FOREIGN KEY (id_serija_auto_kamion) REFERENCES serija_auto_kamion (id_serija_auto_kamion),</text:p>
      <text:p text:style-name="P14">FOREIGN KEY id_vozilo REFERENCES vozilo (id_vozilo)</text:p>
      <text:p text:style-name="P14">)</text:p>
      <text:p text:style-name="P8"/>
      <text:p text:style-name="P14">motocikl (</text:p>
      <text:p text:style-name="P14">id_motocikl INT NOT NULL,</text:p>
      <text:p text:style-name="P14">id_slike_motocikla INT,</text:p>
      <text:p text:style-name="P14">id_serija_motocikl SMALLINT,</text:p>
      <text:p text:style-name="P14">id_vozilo INT,</text:p>
      <text:p text:style-name="P14">duljina NUMERIC (3, 2),</text:p>
      <text:p text:style-name="P14">PRIMARY KEY (id_motor),</text:p>
      <text:p text:style-name="P14">FOREIGN KEY (id_slike_motocikla) REFERENCES slike_motocikla (id_slike_motocikla),</text:p>
      <text:p text:style-name="P14">FOREIGN KEY (id_serija_auto_kamion) REFERENCES serija_motor (id_serija_motocikl),</text:p>
      <text:p text:style-name="P14">FOREIGN KEY id_vozilo REFERENCES vozilo (id_vozilo)</text:p>
      <text:p text:style-name="P14">)</text:p>
      <text:p text:style-name="P8"/>
      <text:p text:style-name="P14">kamion (</text:p>
      <text:p text:style-name="P14">id_automobil INT NOT NULL,</text:p>
      <text:p text:style-name="P14"><text:soft-page-break/>id_slike_kamiona INT,</text:p>
      <text:p text:style-name="P14">id_serija_auto_kamion SMALLINT,</text:p>
      <text:p text:style-name="P14">id_vozilo INT,</text:p>
      <text:p text:style-name="P14">duljina NUMERIC (4, 2),</text:p>
      <text:p text:style-name="P14">visina NUMERIC (3, 2),</text:p>
      <text:p text:style-name="P14">nosivost NUMERIC (5, 2),</text:p>
      <text:p text:style-name="P14">PRIMARY KEY (id_kamion),</text:p>
      <text:p text:style-name="P14">FOREIGN KEY (id_slike_kamiona) REFERENCES slike_kamiona (id_slike_kamiona),</text:p>
      <text:p text:style-name="P14">FOREIGN KEY (id_serija_auto_kamion) REFERENCES serija_auto_kamion (id_serija_auto_kamion),</text:p>
      <text:p text:style-name="P14">FOREIGN KEY id_vozilo REFERENCES vozilo (id_vozilo)</text:p>
      <text:p text:style-name="P14">)</text:p>
      <text:p text:style-name="P8"/>
      <text:p text:style-name="P14">serija_auto_kamion (</text:p>
      <text:p text:style-name="P14">id_serija_auto_kamion SMALLINT NOT NULL,</text:p>
      <text:p text:style-name="P14">ime VARCHAR (100),</text:p>
      <text:p text:style-name="P14">proizvodac VARCHAR (40),</text:p>
      <text:p text:style-name="P14">najveca_brzina SMALLINT,</text:p>
      <text:p text:style-name="P14">konjska_snaga SMALLINT,</text:p>
      <text:p text:style-name="P14">tip_mjenjaca VARCHAR (10),</text:p>
      <text:p text:style-name="P14">broj_vrata TINYINT,</text:p>
      <text:p text:style-name="P14">PRIMARY KEY (id_serija),</text:p>
      <text:p text:style-name="P14">)</text:p>
      <text:p text:style-name="P8"/>
      <text:p text:style-name="P14">serija_motocikl (</text:p>
      <text:p text:style-name="P14">id_serija_motocikl SMALLINT NOT NULL,</text:p>
      <text:p text:style-name="P14"><text:soft-page-break/>ime VARCHAR (100),</text:p>
      <text:p text:style-name="P14">proizvodac VARCHAR (40),</text:p>
      <text:p text:style-name="P14">najveca_brzina SMALLINT,</text:p>
      <text:p text:style-name="P14">konjska_snaga SMALLINT,</text:p>
      <text:p text:style-name="P14">broj_sjedala CHAR(1),</text:p>
      <text:p text:style-name="P14">PRIMARY KEY (id_serija_motocikl)</text:p>
      <text:p text:style-name="P14">)</text:p>
      <text:p text:style-name="P8"/>
      <text:p text:style-name="P14">--- mapiranje je 1:1 između slika i automobila tako da je ovo "višak", i nema smisla da su oba FK u obje tablice....iako, možda postoji bolji način da se napravi ista stvar, npr. relacija slika_automobila (id, id_automobil, slika, pozicija) -&gt; pozicija će tada sadržavati opis kako je slika okinuta (npr. ispred, iza, lijevo...)</text:p>
      <text:p text:style-name="P14">slike_automobila (</text:p>
      <text:p text:style-name="P14">id_slike_automobila INT NOT NULL,</text:p>
      <text:p text:style-name="P14">id_automobil INT,</text:p>
      <text:p text:style-name="P14">ispred VARBINARY(MAX),</text:p>
      <text:p text:style-name="P14">iza VARBINARY(MAX),</text:p>
      <text:p text:style-name="P14">lijevo VARBINARY(MAX),</text:p>
      <text:p text:style-name="P14">desno VARBINARY(MAX),</text:p>
      <text:p text:style-name="P14">gore VARBINARY(MAX),</text:p>
      <text:p text:style-name="P14">dolje VARBINARY(MAX),</text:p>
      <text:p text:style-name="P14">unutra_naprijed VARBINARY(MAX),</text:p>
      <text:p text:style-name="P14">unutra_iza VARBINARY(MAX),</text:p>
      <text:p text:style-name="P14">unutra_gepek VARBINARY(MAX),</text:p>
      <text:p text:style-name="P14">PRIMARY KEY (id_slike_automobila),</text:p>
      <text:p text:style-name="P14">FOREIGN KEY (id_automobil) REFERENCES automobil (id_automobil)</text:p>
      <text:p text:style-name="P14">)</text:p>
      <text:p text:style-name="P8"><text:soft-page-break/></text:p>
      <text:p text:style-name="P14">--- isti komentar kao gore</text:p>
      <text:p text:style-name="P14">slike_kamiona (</text:p>
      <text:p text:style-name="P14">id_slike_kamiona INT NOT NULL,</text:p>
      <text:p text:style-name="P14">id_kamion INT,</text:p>
      <text:p text:style-name="P14">ispred VARBINARY(MAX),</text:p>
      <text:p text:style-name="P14">iza VARBINARY(MAX),</text:p>
      <text:p text:style-name="P14">lijevo VARBINARY(MAX),</text:p>
      <text:p text:style-name="P14">desno VARBINARY(MAX),</text:p>
      <text:p text:style-name="P14">gore VARBINARY(MAX),</text:p>
      <text:p text:style-name="P14">dolje VARBINARY(MAX),</text:p>
      <text:p text:style-name="P14">unutra_naprijed VARBINARY(MAX),</text:p>
      <text:p text:style-name="P14">unutra_spremiste VARBINARY(MAX),</text:p>
      <text:p text:style-name="P14">PRIMARY KEY (id_slike_kamiona),</text:p>
      <text:p text:style-name="P14">FOREIGN KEY (id_kamion) REFERENCES kamion (id_kamion)</text:p>
      <text:p text:style-name="P14">)</text:p>
      <text:p text:style-name="P8"/>
      <text:p text:style-name="P14">--- isti komentar kao gore</text:p>
      <text:p text:style-name="P14">slike_motora (</text:p>
      <text:p text:style-name="P14">id_slike_motocikla INT NOT NULL,</text:p>
      <text:p text:style-name="P14">id_motocikl INT,</text:p>
      <text:p text:style-name="P14">ispred VARBINARY(MAX),</text:p>
      <text:p text:style-name="P14">iza VARBINARY(MAX),</text:p>
      <text:p text:style-name="P14">lijevo VARBINARY(MAX),</text:p>
      <text:p text:style-name="P14">desno VARBINARY(MAX),</text:p>
      <text:p text:style-name="P14"><text:soft-page-break/>gore VARBINARY(MAX),</text:p>
      <text:p text:style-name="P14">dolje VARBINARY(MAX),</text:p>
      <text:p text:style-name="P14">PRIMARY KEY (id_slike_motocikla),</text:p>
      <text:p text:style-name="P14">FOREIGN KEY (id_motocikl) REFERENCES motocikl (id_motocikl)</text:p>
      <text:p text:style-name="P14">)</text:p>
      <text:p text:style-name="P8"/>
      <text:p text:style-name="P14">osiguranje (</text:p>
      <text:p text:style-name="P14">id_osiguranje INT NOT NULL,</text:p>
      <text:p text:style-name="P14">id_pravna_osoba_osiguranje INT,</text:p>
      <text:p text:style-name="P14">id_vozilo INT,</text:p>
      <text:p text:style-name="P14">id_transakcija BIGINT,</text:p>
      <text:p text:style-name="P14">datum_pocetka DATE,</text:p>
      <text:p text:style-name="P14">datum_zavrsetka DATE,</text:p>
      <text:p text:style-name="P14">tip_osiguranja VARCHAR (20),</text:p>
      <text:p text:style-name="P14">PRIMARY KEY (id_osiguranje),</text:p>
      <text:p text:style-name="P14">FOREIGN KEY (id_pravna_osoba_osiguranje) REFERENCES pravna_osoba (id_pravna_osoba),</text:p>
      <text:p text:style-name="P14">FOREIGN KEY (id_vozilo) REFERENCES vozilo (id_vozilo),</text:p>
      <text:p text:style-name="P14">FOREIGN KEY (id_transakcija) REFERENCES transakcija (id_transakcija)</text:p>
      <text:p text:style-name="P14">)</text:p>
      <text:p text:style-name="P8"/>
      <text:p text:style-name="P8"/>
      <text:p text:style-name="P14">nesreca_kvar (</text:p>
      <text:p text:style-name="P14">id_nesreca_kvar MEDIUMINT NOT NULL,</text:p>
      <text:p text:style-name="P14">id_vozilo INT,</text:p>
      <text:p text:style-name="P14">tip VARCHAR (7),</text:p>
      <text:p text:style-name="P14"><text:soft-page-break/>opis VARCHAR (1000),</text:p>
      <text:p text:style-name="P14">id_popravak INT,</text:p>
      <text:p text:style-name="P14">PRIMARY KEY (id_nesreca_kvar),</text:p>
      <text:p text:style-name="P14">FOREIGN KEY (id_vozilo) REFERENCES vozilo (id_vozilo),</text:p>
      <text:p text:style-name="P14">FOREIGN KEY (id_popravak) REFERENCES popravak (id_popravak)</text:p>
      <text:p text:style-name="P14">)</text:p>
      <text:p text:style-name="P8"/>
      <text:p text:style-name="P14">popravak (</text:p>
      <text:p text:style-name="P14">id_popravak INT NOT NULL,</text:p>
      <text:p text:style-name="P14">id_transakcija BIGINT,</text:p>
      <text:p text:style-name="P14">datum_pocetka DATE,</text:p>
      <text:p text:style-name="P14">datum_zavrsetka DATE,</text:p>
      <text:p text:style-name="P14">id_osiguranje INT,</text:p>
      <text:p text:style-name="P14">PRIMARY KEY (id_popravak),</text:p>
      <text:p text:style-name="P14">FOREIGN KEY (id_transakcija) REFERENCES transakcija (id_transakcija),</text:p>
      <text:p text:style-name="P14">FOREIGN KEY (id_osiguranje) REFERENCES osiguranje (id_osiguranje)</text:p>
      <text:p text:style-name="P14">)</text:p>
      <text:p text:style-name="P8"/>
      <text:p text:style-name="P8"/>
      <text:p text:style-name="P14">gorivo (</text:p>
      <text:p text:style-name="P14">id_gorivo BIGINT NOT NULL,</text:p>
      <text:p text:style-name="P14">id_transakcija BIGINT,</text:p>
      <text:p text:style-name="P14">id_vozilo INT,</text:p>
      <text:p text:style-name="P14">tip_goriva VARCHAR (40),</text:p>
      <text:p text:style-name="P14">litra NUMERIC (7, 3),</text:p>
      <text:p text:style-name="P14"><text:soft-page-break/>PRIMARY KEY (id_gorivo),</text:p>
      <text:p text:style-name="P14">FOREIGN KEY (id_transakcija) REFERENCES transakcija (id_transakcija),</text:p>
      <text:p text:style-name="P14">FOREIGN KEY (id_vozilo) REFERENCES vozilo (id_vozilo)</text:p>
      <text:p text:style-name="P14">)</text:p>
      <text:p text:style-name="P8"/>
      <text:p text:style-name="P14">elektricno_punjenje (</text:p>
      <text:p text:style-name="P14">id_elektricno_punjenje BIGINT NOT NULL,</text:p>
      <text:p text:style-name="P14">id_transakcija BIGINT,</text:p>
      <text:p text:style-name="P14">id_vozilo INT,</text:p>
      <text:p text:style-name="P14">kw NUMERICAL (5, 2),</text:p>
      <text:p text:style-name="P14">PRIMARY KEY (id_elektricno_punjenje),</text:p>
      <text:p text:style-name="P14">FOREIGN KEY (id_transakcija) REFERENCES transakcija (id_transakcija),</text:p>
      <text:p text:style-name="P14">FOREIGN KEY (id_vozilo) REFERENCES vozilo (id_vozilo)</text:p>
      <text:p text:style-name="P14">)</text:p>
      <text:p text:style-name="P8"/>
      <text:p text:style-name="P8"/>
      <text:p text:style-name="P14">odrzavanje (</text:p>
      <text:p text:style-name="P14">id_odrzavanje BIGINT NOT NULL,</text:p>
      <text:p text:style-name="P14">tip odrzavanja VARCHAR (100),</text:p>
      <text:p text:style-name="P14">id_zaposlenik INT,</text:p>
      <text:p text:style-name="P14">id_transakcija BIGINT,</text:p>
      <text:p text:style-name="P14">PRIMARY KEY (id_odrzavanje),</text:p>
      <text:p text:style-name="P14">FOREIGN KEY (id_zaposlenik) REFERENCES zaposlenik (id_zaposlenik),</text:p>
      <text:p text:style-name="P14">FOREIGN KEY (id_transakcija) REFERENCES transakcija (id_transakcija)</text:p>
      <text:p text:style-name="P14">)</text:p>
      <text:p text:style-name="P8"><text:soft-page-break/></text:p>
      <text:p text:style-name="P14">rezervacije (</text:p>
      <text:p text:style-name="P14">id_rezervacije BIGINT NOT NULL,</text:p>
      <text:p text:style-name="P14">datum_rezervacije DATE,</text:p>
      <text:p text:style-name="P14">datum_potvrde DATE,</text:p>
      <text:p text:style-name="P14">id_vozilo INT,</text:p>
      <text:p text:style-name="P14">id_klijent INT,</text:p>
      <text:p text:style-name="P14">PRIMARY KEY (id_rezervacije),</text:p>
      <text:p text:style-name="P14">FOREIGN KEY (id_vozilo) REFERENCES vozilo (id_vozilo),</text:p>
      <text:p text:style-name="P14">FOREIGN KEY (id_klijent) REFERENCES klijent (id_klijent)</text:p>
      <text:p text:style-name="P14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hr" fo:country="HR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hr" fo:country="HR" style:font-name-asian="Calibri" style:font-size-asian="12pt" style:language-asian="hr" style:country-asian="HR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hr" fo:country="HR" style:font-name-asian="Lucida Sans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style:use-window-font-color="true" style:font-name="Calibri" fo:font-size="12pt" fo:language="hr" fo:country="HR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Lucida Sans1"/>
    </style:style>
    <style:style style:name="Caption" style:family="paragraph" style:parent-style-name="Standard" style:class="extra">
      <style:paragraph-properties fo:margin-top="0.212cm" fo:margin-bottom="0.212cm" fo:hyphenation-ladder-count="no-limit"/>
      <style:text-properties style:use-window-font-color="true" style:font-name="Calibri" fo:font-size="12pt" fo:language="hr" fo:country="HR" fo:font-style="italic" style:font-name-asian="Lucida Sans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hr" fo:country="HR" style:font-name-asian="Lucida Sans1" style:font-size-asian="12pt" style:language-asian="zh" style:country-asian="CN" style:font-name-complex="Calibri" fo:hyphenate="false" fo:hyphenation-remain-char-count="2" fo:hyphenation-push-char-count="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1" meta:paragraph-count="445" meta:word-count="2455" meta:character-count="20393"/>
    <meta:generator>OpenOffice/4.1.14$Win32 OpenOffice.org_project/4114m1$Build-9811</meta:generator>
  </office:meta>
</office:document-meta>
</file>